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25-11-21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25-07-1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25-04-1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25-01-09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24-10-10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24-07-11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24-04-04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24-01-2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23-10-05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23-07-13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23-04-07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23-01-11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22-10-20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22-07-1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22-04-0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22-01-12 0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21-10-06 0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21-07-13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21-04-08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21-01-08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20-07-09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20-01-0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9-10-10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9-07-11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9-04-04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9-01-31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8-10-04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8-07-12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8-04-05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8-01-11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7-10-05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7-07-13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7-04-10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7-01-11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6-10-12 0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6-07-12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6-04-1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6-01-1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5-10-13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5-07-14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5-04-07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5-01-12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4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4-07-14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4-04-07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4-01-13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3-10-2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3-07-15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3-04-03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3-01-12 0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2-10-05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2-07-12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2-04-05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2-01-12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1-10-06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1-07-15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1-04-07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1-01-1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0-10-0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0-07-16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0-04-09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10-01-1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9-10-0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9-07-07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9-04-03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9-01-08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8-10-07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8-07-11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8-04-03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8-01-10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7-10-03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7-07-10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7-04-03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7-01-1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6-10-17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6-07-14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6-04-06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6-01-12 2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5-10-06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5-07-14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5-04-0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5-01-05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4-10-08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4-07-09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4-04-07 0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4-01-09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3-10-17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3-07-1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3-05-07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3-04-16 2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3-03-2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3-02-20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3-01-16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3-01-13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2-10-17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2-07-12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2-04-08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2-01-15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1-11-05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1-10-24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1-07-11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2001-04-10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1999-10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57121410401</text:p>
          </table:table-cell>
          <table:table-cell office:value-type="string" calcext:value-type="string">
            <text:p>39.00S/10.00E-19ACA02</text:p>
          </table:table-cell>
          <table:table-cell office:value-type="string" calcext:value-type="string">
            <text:p>1996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6" meta:object-count="0"/>
    <meta:user-defined meta:name="AppVersion">3.0</meta:user-defined>
  </office:meta>
</office:document-meta>
</file>